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 fo:line-height="137%" fo:margin-left="0.5in">
        <style:tab-stops/>
      </style:paragraph-properties>
    </style:style>
    <style:style style:name="T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" style:parent-style-name="Textbody" style:family="paragraph">
      <style:paragraph-properties fo:margin-bottom="0in" fo:line-height="137%" fo:margin-left="0.5in">
        <style:tab-stops/>
      </style:paragraph-properties>
    </style:style>
    <style:style style:name="P4" style:parent-style-name="Textbody" style:family="paragraph">
      <style:paragraph-properties fo:margin-bottom="0in" fo:line-height="137%" fo:margin-left="0.5in">
        <style:tab-stops/>
      </style:paragraph-properties>
    </style:style>
    <style:style style:name="P5" style:parent-style-name="Textbody" style:family="paragraph">
      <style:paragraph-properties fo:margin-bottom="0in" fo:line-height="137%" fo:margin-left="0.5in">
        <style:tab-stops/>
      </style:paragraph-properties>
    </style:style>
    <style:style style:name="P6" style:parent-style-name="Textbody" style:family="paragraph">
      <style:paragraph-properties fo:margin-bottom="0in" fo:line-height="137%" fo:margin-left="0.5in">
        <style:tab-stops/>
      </style:paragraph-properties>
      <style:text-properties fo:font-weight="bold" style:font-weight-asian="bold" style:font-weight-complex="bold"/>
    </style:style>
    <style:style style:name="P7" style:parent-style-name="Textbody" style:family="paragraph">
      <style:paragraph-properties fo:margin-bottom="0in" fo:line-height="137%" fo:margin-left="0.5in">
        <style:tab-stops/>
      </style:paragraph-properties>
    </style:style>
    <style:style style:name="P8" style:parent-style-name="Textbody" style:family="paragraph">
      <style:paragraph-properties fo:margin-bottom="0in" fo:line-height="137%" fo:margin-left="0.5in">
        <style:tab-stops/>
      </style:paragraph-properties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Textbody" style:family="paragraph">
      <style:paragraph-properties fo:margin-bottom="0in" fo:line-height="137%" fo:margin-left="0.5in">
        <style:tab-stops/>
      </style:paragraph-properties>
    </style:style>
    <style:style style:name="P11" style:parent-style-name="Textbody" style:family="paragraph">
      <style:paragraph-properties fo:margin-bottom="0in" fo:line-height="137%" fo:margin-left="0.5in">
        <style:tab-stops/>
      </style:paragraph-properties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Textbody" style:family="paragraph">
      <style:paragraph-properties fo:margin-bottom="0in" fo:line-height="137%" fo:margin-left="0.5in">
        <style:tab-stops/>
      </style:paragraph-properties>
    </style:style>
  </office:automatic-styles>
  <office:body>
    <office:text text:use-soft-page-breaks="true">
      <text:p text:style-name="P1"><text:span text:style-name="T2">MPI IMPLEMENTATION</text:span></text:p>
      <text:p text:style-name="P3"/>
      <text:p text:style-name="P4"><text:s/></text:p>
      <text:p text:style-name="P5">1. Set MPJ_HOME environment variables:</text:p>
      <text:p text:style-name="P6"><text:s text:c="7"/>export MPJ_HOME= --path to mpj directory --</text:p>
      <text:p text:style-name="P7">2. Write your MPJ Express program (ScatterGather.java) and save it.</text:p>
      <text:p text:style-name="P8">3. Compile : <text:s text:c="3"/><text:span text:style-name="T9">javac -cp $MPJ_HOME/lib/mpj.jar ScatterGather.java</text:span></text:p>
      <text:p text:style-name="P10"/>
      <text:p text:style-name="P11">4. Execute <text:s/>: <text:s/><text:span text:style-name="T12">$MPJ_HOME/bin/mpjrun.sh -np 4 ScatterGather</text:span></text:p>
      <text:p text:style-name="P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ohit Pendse</dc:creator>
    <meta:creation-date>2019-01-16T20:19:00Z</meta:creation-date>
    <dc:date>2023-05-30T01:41:00Z</dc:date>
    <meta:template xlink:href="Normal.dotm" xlink:type="simple"/>
    <meta:editing-cycles>9</meta:editing-cycles>
    <meta:editing-duration>PT1020S</meta:editing-duration>
    <meta:document-statistic meta:page-count="1" meta:paragraph-count="1" meta:word-count="45" meta:character-count="307" meta:row-count="2" meta:non-whitespace-character-count="263"/>
  </office:meta>
</office:document-meta>
</file>